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411.45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color="#0000ff" fo:font-size="11pt" style:font-size-asian="11pt" style:font-size-complex="11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ff" fo:font-size="11pt" style:font-size-asian="11pt" style:font-size-complex="11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6600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color="#006600" fo:font-size="11pt" style:font-size-asian="11pt" style:font-size-complex="11pt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6600"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ff0000" fo:font-size="11pt" style:font-size-asian="11pt" style:font-size-complex="11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 fo:font-size="11pt" style:font-size-asian="11pt" style:font-size-complex="11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  <style:text-properties fo:color="#990099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fo:color="#990099" fo:font-size="11pt" style:font-size-asian="11pt" style:font-size-complex="11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0066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color="#990099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990099" fo:font-size="11pt" style:font-size-asian="11pt" style:font-size-complex="11pt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fo:color="#0000ff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color="#ff0000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color="#ff0000" style:font-name="Liberation Sans" fo:font-size="11pt" style:font-name-asian="Microsoft YaHei" style:font-size-asian="11pt" style:font-name-complex="Mangal" style:font-size-complex="11pt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color="#94006b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none"/>
      <style:text-properties fo:color="#94006b" fo:font-size="11pt" style:font-size-asian="11pt" style:font-size-complex="11pt"/>
    </style:style>
    <style:style style:name="ce26" style:family="table-cell" style:parent-style-name="Default">
      <style:text-properties fo:color="#94006b" fo:font-size="11pt" style:font-size-asian="11pt" style:font-size-complex="11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color="#94006b" fo:font-size="11pt" style:font-size-asian="11pt" style:font-size-complex="11pt"/>
    </style:style>
    <style:style style:name="ce28" style:family="table-cell" style:parent-style-name="Default">
      <style:table-cell-properties fo:border-bottom="none" fo:border-left="0.06pt solid #000000" fo:border-right="0.06pt solid #000000" fo:border-top="0.06pt solid #000000"/>
      <style:text-properties fo:color="#94006b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st. Difficulty</text:p>
          </table:table-cell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Est. Tim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imple</text:p>
          </table:table-cell>
          <table:table-cell table:style-name="ce6" office:value-type="string" calcext:value-type="string">
            <text:p>AddressTaken Analysis</text:p>
          </table:table-cell>
          <table:table-cell table:style-name="ce6" office:value-type="string" calcext:value-type="string">
            <text:p>½ – 1 Week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<text:s text:c="4"/>Collection of addresses in program memory</text:p>
          </table:table-cell>
          <table:table-cell table:style-name="ce7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<text:s text:c="4"/>Analysis of the runtime linker (libld)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CallTarget Analysis (I)</text:p>
          </table:table-cell>
          <table:table-cell table:style-name="ce9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Simple</text:p>
          </table:table-cell>
          <table:table-cell table:style-name="ce10" office:value-type="string" calcext:value-type="string">
            <text:p><text:s text:c="4"/>Collection of CallTargets</text:p>
          </table:table-cell>
          <table:table-cell table:style-name="ce1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4"/>Identification of the expected parameter count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8"/>Pathwise forward function CFG liveness analysi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Simple</text:p>
          </table:table-cell>
          <table:table-cell table:style-name="ce11" office:value-type="string" calcext:value-type="string">
            <text:p><text:s text:c="8"/>Merging of Path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Relative CallSite Analysis (I)</text:p>
          </table:table-cell>
          <table:table-cell table:style-name="ce12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Simple</text:p>
          </table:table-cell>
          <table:table-cell table:style-name="ce13" office:value-type="string" calcext:value-type="string">
            <text:p><text:s text:c="4"/>Collection of relative CallSites</text:p>
          </table:table-cell>
          <table:table-cell table:style-name="ce13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<text:s text:c="4"/>Identification of the provided parameter coun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<text:s text:c="8"/>Pathwise backward function CFG liveness analysis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<text:s text:c="8"/>Merging of Paths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5" office:value-type="string" calcext:value-type="string">
            <text:p>Medium</text:p>
          </table:table-cell>
          <table:table-cell table:style-name="ce15" office:value-type="string" calcext:value-type="string">
            <text:p>Binary Patching</text:p>
          </table:table-cell>
          <table:table-cell table:style-name="ce15" office:value-type="string" calcext:value-type="string">
            <text:p>½ – 1 Week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<text:s text:c="4"/>CallTarget tag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<text:s text:c="4"/>Tag-based CallSite vs CallTarget checks (generic!)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imple</text:p>
          </table:table-cell>
          <table:table-cell table:style-name="ce4" office:value-type="string" calcext:value-type="string">
            <text:p><text:s text:c="4"/>Scrambling unused register values (methodology!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6" office:value-type="string" calcext:value-type="string">
            <text:p>Simple</text:p>
          </table:table-cell>
          <table:table-cell table:style-name="ce16" office:value-type="string" calcext:value-type="string">
            <text:p>Verification: Dynainst vs Ground Truth (llvm)</text:p>
          </table:table-cell>
          <table:table-cell table:style-name="ce16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7" office:value-type="string" calcext:value-type="string">
            <text:p>Simple</text:p>
          </table:table-cell>
          <table:table-cell table:style-name="ce17" office:value-type="string" calcext:value-type="string">
            <text:p><text:s text:c="4"/>Parameter coun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CallTarget Analysis (II)</text:p>
          </table:table-cell>
          <table:table-cell table:style-name="ce9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4"/>Identification of the provided return type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8"/>type ::= provides | does not provide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5" office:value-type="string" calcext:value-type="string">
            <text:p>Medium</text:p>
          </table:table-cell>
          <table:table-cell table:style-name="ce12" office:value-type="string" calcext:value-type="string">
            <text:p>Relative CallSite Analysis (II)</text:p>
          </table:table-cell>
          <table:table-cell table:style-name="ce15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dium</text:p>
          </table:table-cell>
          <table:table-cell table:style-name="ce13" office:value-type="string" calcext:value-type="string">
            <text:p><text:s text:c="4"/>Identification of the expected return typ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Medium</text:p>
          </table:table-cell>
          <table:table-cell table:style-name="ce14" office:value-type="string" calcext:value-type="string">
            <text:p><text:s text:c="8"/>type ::= expects | does not expect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9" office:value-type="string" calcext:value-type="string">
            <text:p>Simple</text:p>
          </table:table-cell>
          <table:table-cell table:style-name="ce19" office:value-type="string" calcext:value-type="string">
            <text:p>Verification: Dyninst vs Ground Truth (llvm)</text:p>
          </table:table-cell>
          <table:table-cell table:style-name="ce19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<text:s text:c="4"/>Return type (void | non-void)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allTarget Analysis (III)</text:p>
          </table:table-cell>
          <table:table-cell table:style-name="ce9" office:value-type="string" calcext:value-type="string">
            <text:p>4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<text:s text:c="4"/>Identification of the expected parameter typ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8"/>Dyninst-based analysi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8"/>SmartDec (based on IdaPro) based, see the TypeAnalyser.cpp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<text:s text:c="8"/>see Section TypeReconstruction (pg. 14) in SmartDec.pdf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1" office:value-type="string" calcext:value-type="string">
            <text:p>High</text:p>
          </table:table-cell>
          <table:table-cell table:style-name="ce11" office:value-type="string" calcext:value-type="string">
            <text:p><text:s text:c="8"/>BAP-based analysis, this basically does the same but on BIL IR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2" office:value-type="string" calcext:value-type="string">
            <text:p>High</text:p>
          </table:table-cell>
          <table:table-cell table:style-name="ce22" office:value-type="string" calcext:value-type="string">
            <text:p>Relative CallSite Analysis (III)</text:p>
          </table:table-cell>
          <table:table-cell table:style-name="ce22" office:value-type="string" calcext:value-type="string">
            <text:p>4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string" calcext:value-type="string">
            <text:p><text:s text:c="4"/>Identification of the provided parameter types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<text:s text:c="8"/>Dyninst-based analysis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3" office:value-type="string" calcext:value-type="string">
            <text:p>Medium</text:p>
          </table:table-cell>
          <table:table-cell table:style-name="ce23" office:value-type="string" calcext:value-type="string">
            <text:p><text:s text:c="8"/>SmartDec (based on IdaPro) based, see the TypeAnalyser.cpp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<text:s text:c="8"/>see Section TypeReconstruction (pg. 14) in SmartDec.pdf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string" calcext:value-type="string">
            <text:p><text:s text:c="8"/>BAP-based analysis, <text:s/>this basically does the same but on BIL IR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6" office:value-type="string" calcext:value-type="string">
            <text:p>Simple</text:p>
          </table:table-cell>
          <table:table-cell table:style-name="ce16" office:value-type="string" calcext:value-type="string">
            <text:p>Verification: Dyninst vs BAP vs Ground Truth (llvm)</text:p>
          </table:table-cell>
          <table:table-cell table:style-name="ce16" office:value-type="string" calcext:value-type="string">
            <text:p>1 Day – 2 Days</text:p>
          </table:table-cell>
          <table:table-cell table:number-columns-repeated="102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<text:s text:c="4"/>Parameter Type (int, float, pointer, …)</text:p>
          </table:table-cell>
          <table:table-cell table:style-name="ce20" office:value-type="string" calcext:value-type="string">
            <office:annotation draw:style-name="gr1" draw:text-style-name="P2" svg:width="82.18pt" svg:height="240.83pt" svg:x="657.1pt" svg:y="523.28pt" draw:caption-point-x="-17.29pt" draw:caption-point-y="42.8pt">
              <dc:date>2016-05-12T00:00:00</dc:date>
              <text:p text:style-name="P1"><text:span text:style-name="T1">This was done by me (Paul). BAP is not usable. </text:span></text:p>
              <text:p text:style-name="P1"><text:span text:style-name="T1"/></text:p>
              <text:p text:style-name="P1"><text:span text:style-name="T1">The TIE tool which is based on BAP is not open source.</text:span></text:p>
            </office:annotation>
            <text:p>Done Paul</text:p>
          </table:table-cell>
          <table:table-cell table:number-columns-repeated="102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7" office:value-type="string" calcext:value-type="string">
            <text:p>Simple</text:p>
          </table:table-cell>
          <table:table-cell table:style-name="ce17" office:value-type="string" calcext:value-type="string">
            <text:p><text:s text:c="4"/>Return Type (void, int, float, pointer, …)</text:p>
          </table:table-cell>
          <table:table-cell table:style-name="ce17" office:value-type="string" calcext:value-type="string">
            <text:p>see comment in .ods file</text:p>
          </table:table-cell>
          <table:table-cell table:number-columns-repeated="102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21" office:value-type="string" calcext:value-type="string">
            <text:p>Medium</text:p>
          </table:table-cell>
          <table:table-cell table:style-name="ce21" office:value-type="string" calcext:value-type="string">
            <text:p>AddressTaken Analysis (II)</text:p>
          </table:table-cell>
          <table:table-cell table:style-name="ce21" office:value-type="string" calcext:value-type="string">
            <text:p>1 – 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s text:c="4"/>Vtable Identific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CallTarget Analysis (IV)</text:p>
          </table:table-cell>
          <table:table-cell table:style-name="ce9" office:value-type="string" calcext:value-type="string">
            <text:p>1 – 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<text:s text:c="4"/>Identification of VcallTarget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string" calcext:value-type="string">
            <text:p>Relative CallSite Analysis (IV)</text:p>
          </table:table-cell>
          <table:table-cell table:style-name="ce22" office:value-type="string" calcext:value-type="string">
            <text:p>1 – 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<text:s text:c="4"/>Identification of VcallSites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<text:s text:c="8"/>Pattern-matching based approach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6" office:value-type="string" calcext:value-type="string">
            <text:p>Simple</text:p>
          </table:table-cell>
          <table:table-cell table:style-name="ce24" office:value-type="string" calcext:value-type="string">
            <text:p>Verification: Implementatin vs Ground Truth (llvm)</text:p>
          </table:table-cell>
          <table:table-cell table:style-name="ce28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0" office:value-type="string" calcext:value-type="string">
            <text:p>Simple</text:p>
          </table:table-cell>
          <table:table-cell table:style-name="ce25" office:value-type="string" calcext:value-type="string">
            <text:p><text:s text:c="4"/>Vtable Identification, We will get also the code from Victor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/>
          <table:table-cell table:style-name="ce25" office:value-type="string" calcext:value-type="string">
            <text:p><text:s text:c="4"/>in June, I just have to send an email to him again, 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/>
          <table:table-cell table:style-name="ce26" office:value-type="string" calcext:value-type="string">
            <text:p><text:s text:c="4"/>or we ask victor which exact versions of the servers he used (ID and date,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27" office:value-type="string" calcext:value-type="string">
            <text:p><text:s text:c="4"/>and we use the same ones)</text:p>
          </table:table-cell>
          <table:table-cell table:style-name="ce4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7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5:03:30.321467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23:03.491000000</meta:creation-date>
    <dc:date>2016-05-13T15:29:58.649927149</dc:date>
    <meta:editing-duration>PT1H4M32S</meta:editing-duration>
    <meta:editing-cycles>24</meta:editing-cycles>
    <meta:generator>LibreOffice/4.4.6.3$Linux_X86_64 LibreOffice_project/40m0$Build-3</meta:generator>
    <meta:document-statistic meta:table-count="1" meta:cell-count="183" meta:object-count="0"/>
  </office:meta>
</office:document-meta>
</file>